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EntityResolverTests.testCtorWhereEntityResolversAreBo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EntityResolverTests.testCtorWhereSchemaEntityResolver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OpEntityResolv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ntityResolverTests.testCtorWhereDtdEntityResolver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